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37"/>
    <style:style style:name="ce3" style:family="table-cell" style:parent-style-name="Default" style:data-style-name="N37">
      <style:text-properties style:text-underline-style="none"/>
    </style:style>
    <style:style style:name="ta_extref" style:family="table">
      <style:table-properties table:display="fals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Desarrollo</text:p>
          </table:table-cell>
          <table:table-cell table:style-name="ce2" office:value-type="date" office:date-value="2011-12-13">
            <text:p>13/12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2" office:value-type="date" office:date-value="2011-12-14">
            <text:p>14/12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table:style-name="ce2" office:value-type="date" office:date-value="2011-12-15">
            <text:p>15/12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2" office:value-type="date" office:date-value="2011-12-18">
            <text:p>18/12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1-12-19">
            <text:p>19/12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2" office:value-type="date" office:date-value="2011-12-20">
            <text:p>20/12/11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table:style-name="ce2" office:value-type="date" office:date-value="2011-12-21">
            <text:p>21/12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1-12-28">
            <text:p>28/12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2-01-03">
            <text:p>03/01/12</text:p>
          </table:table-cell>
          <table:table-cell table:style-name="ce1"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2-01-04">
            <text:p>04/01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3" office:value-type="date" office:date-value="2012-01-09">
            <text:p>09/01/12</text:p>
          </table:table-cell>
          <table:table-cell office:value-type="float" office:value="3">
            <text:p>3</text:p>
          </table:table-cell>
        </table:table-row>
        <table:table-row table:style-name="ro1" table:number-rows-repeated="28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35">
            <text:p>35</text:p>
          </table:table-cell>
        </table:table-row>
      </table:table>
      <table:table table:name="Prueba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Memoria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</table:table-row>
        <table:table-row table:style-name="ro1">
          <table:table-cell table:formula="of:=[Desarrollo.A2]" office:value-type="string" office:string-value="Desarrollo">
            <text:p>Desarrollo</text:p>
          </table:table-cell>
          <table:table-cell table:formula="of:=[Desarrollo.C41]" office:value-type="float" office:value="35">
            <text:p>35</text:p>
          </table:table-cell>
        </table:table-row>
        <table:table-row table:style-name="ro1">
          <table:table-cell table:formula="of:=[Pruebas.A2]" office:value-type="float" office:value="0">
            <text:p>0</text:p>
          </table:table-cell>
          <table:table-cell/>
        </table:table-row>
        <table:table-row table:style-name="ro1">
          <table:table-cell table:formula="of:=[Memoria.A2]" office:value-type="float" office:value="0">
            <text:p>0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formula="of:= SUM([.B1:.B6])" office:value-type="float" office:value="183">
            <text:p>18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0">10/01/2012</text:date>, <text:time>17:57:0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1-10-17T00:32:46</meta:creation-date>
    <dc:date>2012-01-10T17:57:04</dc:date>
    <meta:editing-duration>PT00H28M05S</meta:editing-duration>
    <meta:editing-cycles>44</meta:editing-cycles>
    <meta:generator>OpenOffice.org/3.2$Unix OpenOffice.org_project/320m12$Build-9483</meta:generator>
    <dc:creator>david </dc:creator>
    <meta:document-statistic meta:table-count="5" meta:cell-count="112" meta:object-count="0"/>
  </office:meta>
</office:document-meta>
</file>